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cccccc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/>
    </style:style>
    <style:style style:name="gr2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4c4c4c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/>
    </style:style>
    <style:style style:name="gr3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4c4c4c" draw:textarea-horizontal-align="left" draw:textarea-vertical-align="middle" draw:auto-grow-height="false" fo:padding-top="0.107cm" fo:padding-bottom="0.107cm" fo:padding-left="1.651cm" fo:padding-right="0.227cm" fo:wrap-option="no-wrap" draw:shadow="hidden" draw:shadow-color="#808080"/>
    </style:style>
    <style:style style:name="gr4" style:family="graphic" style:parent-style-name="NickText">
      <style:graphic-properties draw:textarea-vertical-align="bottom"/>
    </style:style>
    <style:style style:name="gr5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999999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/>
    </style:style>
    <style:style style:name="gr6" style:family="graphic" style:parent-style-name="standard">
      <style:graphic-properties draw:stroke="dash" draw:stroke-dash="Ultrafine_20_Dashed" draw:marker-start="Arrow" draw:marker-end="Arrow" draw:marker-end-width="0.3cm" draw:textarea-horizontal-align="left" draw:textarea-vertical-align="middle"/>
    </style:style>
    <style:style style:name="gr7" style:family="graphic" style:parent-style-name="standard">
      <style:graphic-properties draw:stroke="none" draw:fill="none" fo:min-height="0.734cm"/>
    </style:style>
    <style:style style:name="gr8" style:family="graphic" style:parent-style-name="standard">
      <style:graphic-properties draw:stroke="dash" draw:stroke-dash="Ultrafine_20_Dashed" svg:stroke-width="0.051cm" svg:stroke-color="#c0c0c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NickText">
      <style:graphic-properties draw:textarea-vertical-align="middle"/>
    </style:style>
    <style:style style:name="gr10" style:family="graphic" style:parent-style-name="standard">
      <style:graphic-properties draw:stroke="dash" draw:stroke-dash="Ultrafine_20_Dashed" svg:stroke-color="#c0c0c0" draw:textarea-horizontal-align="center" draw:textarea-vertical-align="middle"/>
    </style:style>
    <style:style style:name="gr11" style:family="graphic" style:parent-style-name="standard">
      <style:graphic-properties draw:stroke="none" draw:fill="none" fo:min-height="0.447cm"/>
    </style:style>
    <style:style style:name="gr12" style:family="graphic" style:parent-style-name="standard">
      <style:graphic-properties draw:stroke="none" draw:fill="none" fo:min-height="0.65cm"/>
    </style:style>
    <style:style style:name="gr13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4" style:family="graphic" style:parent-style-name="NickECBox">
      <style:graphic-properties draw:textarea-vertical-align="bottom"/>
    </style:style>
    <style:style style:name="gr15" style:family="graphic" style:parent-style-name="NickLine">
      <style:graphic-properties fo:padding-left="0.102cm" fo:padding-right="-0.152cm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 style:font-independent-line-spacing="true"/>
      <style:text-properties fo:font-family="'Gill Sans'" style:font-family-generic="swiss" style:font-pitch="variable" fo:font-size="16pt"/>
    </style:style>
    <style:style style:name="P3" style:family="paragraph">
      <style:paragraph-properties style:writing-mode="lr-tb" style:font-independent-line-spacing="true"/>
      <style:text-properties fo:color="#e6e6e6" fo:font-family="'Gill Sans'" style:font-family-generic="swiss" style:font-pitch="variable" fo:font-size="16pt"/>
    </style:style>
    <style:style style:name="P4" style:family="paragraph">
      <style:paragraph-properties style:writing-mode="lr-tb" style:font-independent-line-spacing="true"/>
      <style:text-properties fo:font-size="16pt"/>
    </style:style>
    <style:style style:name="P5" style:family="paragraph">
      <style:paragraph-properties style:writing-mode="lr-tb" style:font-independent-line-spacing="true"/>
      <style:text-properties fo:color="#ffffff" fo:font-family="'Gill Sans'" style:font-family-generic="swiss" style:font-pitch="variable" fo:font-size="14pt" style:font-size-asian="18pt" style:font-size-complex="18pt"/>
    </style:style>
    <style:style style:name="P6" style:family="paragraph">
      <style:paragraph-properties fo:text-align="center"/>
      <style:text-properties fo:font-family="'Gill Sans'" style:font-family-generic="swiss" style:font-pitch="variable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family="'Gill Sans'" style:font-family-generic="swiss" style:font-pitch="variable" fo:font-weight="bold" style:font-family-asian="'Gill Sans'" style:font-family-generic-asian="swiss" style:font-pitch-asian="variable" style:font-weight-asian="bold" style:font-family-complex="'Gill Sans'" style:font-family-generic-complex="swiss" style:font-pitch-complex="variable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 style:font-independent-line-spacing="true"/>
      <style:text-properties fo:color="#ffffff" fo:font-family="'Gill Sans'" style:font-family-generic="swiss" style:font-pitch="variable" fo:font-size="14pt" style:font-family-asian="'Gill Sans'" style:font-family-generic-asian="swiss" style:font-pitch-asian="variable" style:font-size-asian="14pt" style:font-family-complex="'Gill Sans'" style:font-family-generic-complex="swiss" style:font-pitch-complex="variable" style:font-size-complex="8pt"/>
    </style:style>
    <style:style style:name="P11" style:family="paragraph">
      <style:text-properties fo:font-family="'Gill Sans'" style:font-family-generic="swiss" style:font-pitch="variable" fo:font-size="11pt" style:font-family-asian="'Gill Sans'" style:font-family-generic-asian="swiss" style:font-pitch-asian="variable" style:font-size-asian="11pt" style:font-family-complex="'Gill Sans'" style:font-family-generic-complex="swiss" style:font-pitch-complex="variable" style:font-size-complex="6.30000019073486pt"/>
    </style:style>
    <style:style style:name="P12" style:family="paragraph">
      <style:text-properties fo:font-family="'Gill Sans'" style:font-family-generic="swiss" style:font-pitch="variable" fo:font-size="14pt" fo:font-style="italic" style:font-family-asian="'Gill Sans'" style:font-family-generic-asian="swiss" style:font-pitch-asian="variable" style:font-size-asian="14pt" style:font-style-asian="italic" style:font-family-complex="'Gill Sans'" style:font-family-generic-complex="swiss" style:font-pitch-complex="variable" style:font-size-complex="14pt" style:font-style-complex="italic"/>
    </style:style>
    <style:style style:name="P13" style:family="paragraph">
      <style:paragraph-properties fo:text-align="start"/>
      <style:text-properties fo:font-style="italic" style:font-style-asian="italic" style:font-style-complex="italic"/>
    </style:style>
    <style:style style:name="T1" style:family="text">
      <style:text-properties fo:font-family="'Gill Sans'" style:font-family-generic="swiss" style:font-pitch="variable" fo:font-size="16pt"/>
    </style:style>
    <style:style style:name="T2" style:family="text">
      <style:text-properties fo:color="#e6e6e6" fo:font-family="'Gill Sans'" style:font-family-generic="swiss" style:font-pitch="variable" fo:font-size="16pt"/>
    </style:style>
    <style:style style:name="T3" style:family="text">
      <style:text-properties fo:font-family="'Gill Sans'" style:font-family-generic="swiss" style:font-pitch="variable" fo:font-size="11pt" style:font-size-asian="11pt" style:font-size-complex="11pt"/>
    </style:style>
    <style:style style:name="T4" style:family="text">
      <style:text-properties fo:font-size="16pt"/>
    </style:style>
    <style:style style:name="T5" style:family="text">
      <style:text-properties fo:color="#ffffff" style:text-outline="false" style:text-line-through-style="none" fo:font-family="'Gill Sans'" style:font-family-generic="swiss" style:font-pitch="variable" fo:font-size="14pt" fo:font-style="normal" fo:text-shadow="none" style:text-underline-style="none" fo:font-weight="normal" style:letter-kerning="true" style:font-family-asian="'Gill Sans'" style:font-family-generic-asian="swiss" style:font-pitch-asian="variable" style:font-size-asian="18pt" style:font-style-asian="normal" style:font-weight-asian="normal" style:font-family-complex="'Gill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family="'Gill Sans'" style:font-family-generic="swiss" style:font-pitch="variable" fo:font-size="14pt" style:font-size-asian="18pt" style:font-size-complex="18pt"/>
    </style:style>
    <style:style style:name="T7" style:family="text">
      <style:text-properties style:use-window-font-color="true" style:text-outline="false" style:text-line-through-style="none" fo:font-family="'Gill Sans'" style:font-family-generic="swiss" style:font-pitch="variable" fo:font-size="11pt" fo:font-style="normal" fo:text-shadow="none" style:text-underline-style="none" fo:font-weight="normal" style:letter-kerning="true" style:font-family-asian="'Gill Sans'" style:font-family-generic-asian="swiss" style:font-pitch-asian="variable" style:font-size-asian="11pt" style:font-style-asian="normal" style:font-weight-asian="normal" style:font-family-complex="'Gill Sans'" style:font-family-generic-complex="swiss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'Gill Sans'" style:font-family-generic="swiss" style:font-pitch="variable" fo:font-size="14pt" fo:font-style="normal" fo:text-shadow="none" style:text-underline-style="none" fo:font-weight="bold" style:letter-kerning="true" style:font-family-asian="'Gill Sans'" style:font-family-generic-asian="swiss" style:font-pitch-asian="variable" style:font-size-asian="14pt" style:font-style-asian="normal" style:font-weight-asian="bold" style:font-family-complex="'Gill Sans'" style:font-family-generic-complex="swiss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'Gill Sans'" style:font-family-generic="swiss" style:font-pitch="variable" fo:font-size="18pt" fo:font-style="normal" fo:text-shadow="none" style:text-underline-style="none" fo:font-weight="bold" style:letter-kerning="true" style:font-family-asian="'Gill Sans'" style:font-family-generic-asian="swiss" style:font-pitch-asian="variable" style:font-size-asian="18pt" style:font-style-asian="normal" style:font-weight-asian="bold" style:font-family-complex="'Gill Sans'" style:font-family-generic-complex="swiss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'Gill Sans'" style:font-family-generic="swiss" style:font-pitch="variable" fo:font-size="14pt" fo:font-style="normal" fo:text-shadow="none" style:text-underline-style="none" fo:font-weight="bold" style:letter-kerning="true" style:font-family-asian="'Gill Sans'" style:font-family-generic-asian="swiss" style:font-pitch-asian="variable" style:font-size-asian="14pt" style:font-style-asian="normal" style:font-weight-asian="bold" style:font-family-complex="'Gill Sans'" style:font-family-generic-complex="swiss" style:font-pitch-complex="variable" style:font-size-complex="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e6e6e6" style:text-outline="false" style:text-line-through-style="none" style:text-position="0% 100%" fo:font-family="'Gill Sans'" style:font-family-generic="swiss" style:font-pitch="variable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Gill Sans'" style:font-family-generic-asian="swiss" style:font-pitch-asian="variable" style:font-size-asian="13pt" style:language-asian="zh" style:country-asian="CN" style:font-style-asian="normal" style:font-weight-asian="normal" style:font-family-complex="'Gill Sans'" style:font-family-generic-complex="swiss" style:font-pitch-complex="variable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size="5pt" style:font-size-asian="5pt" style:font-size-complex="5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color="#ffffff" style:text-outline="false" style:text-line-through-style="none" fo:font-family="'Gill Sans'" style:font-family-generic="swiss" style:font-pitch="variable" fo:font-size="14pt" fo:font-style="normal" fo:text-shadow="none" style:text-underline-style="none" fo:font-weight="normal" style:letter-kerning="true" style:font-family-asian="'Gill Sans'" style:font-family-generic-asian="swiss" style:font-pitch-asian="variable" style:font-size-asian="14pt" style:font-style-asian="normal" style:font-weight-asian="normal" style:font-family-complex="'Gill Sans'" style:font-family-generic-complex="swiss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fo:font-family="'Gill Sans'" style:font-family-generic="swiss" style:font-pitch="variable" fo:font-size="11pt" fo:font-style="normal" fo:text-shadow="none" style:text-underline-style="none" fo:font-weight="normal" style:letter-kerning="true" style:font-family-asian="'Gill Sans'" style:font-family-generic-asian="swiss" style:font-pitch-asian="variable" style:font-size-asian="11pt" style:font-style-asian="normal" style:font-weight-asian="normal" style:font-family-complex="'Gill Sans'" style:font-family-generic-complex="swiss" style:font-pitch-complex="variable" style:font-size-complex="6.3000001907348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fo:font-family="'Gill Sans'" style:font-family-generic="swiss" style:font-pitch="variable" fo:font-size="14pt" fo:font-style="italic" fo:text-shadow="none" style:text-underline-style="none" fo:font-weight="normal" style:letter-kerning="true" style:font-family-asian="'Gill Sans'" style:font-family-generic-asian="swiss" style:font-pitch-asian="variable" style:font-size-asian="14pt" style:font-style-asian="italic" style:font-weight-asian="normal" style:font-family-complex="'Gill Sans'" style:font-family-generic-complex="swiss" style:font-pitch-complex="variable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3pt" fo:font-weight="bold" style:font-size-asian="3pt" style:font-weight-asian="bold" style:font-size-complex="3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8.052cm" svg:x="6.08cm" svg:y="1.838cm">
          <text:p text:style-name="P1"><text:span text:style-name="T1">Native He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xml:id="id1" draw:id="id1" draw:layer="layout" svg:width="1.067cm" svg:height="1.067cm" svg:x="7.553cm" svg:y="3.54cm">
          <text:p text:style-name="P1"><text:span text:style-name="T2">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xml:id="id2" draw:id="id2" draw:layer="layout" svg:width="1.067cm" svg:height="1.067cm" svg:x="8.523cm" svg:y="6.08cm">
          <text:p>c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8.087cm" svg:y1="4.607cm" svg:x2="9.057cm" svg:y2="6.08cm" draw:start-shape="id1" draw:start-glue-point="6" draw:end-shape="id2" draw:end-glue-point="4" svg:d="m8087 4607 970 1473">
          <text:p/>
        </draw:connector>
        <draw:custom-shape draw:style-name="NickText" xml:id="id3" draw:id="id3" draw:layer="layout" svg:width="1.067cm" svg:height="1.067cm" svg:x="6.715cm" svg:y="6.18cm">
          <text:p>b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8.087cm" svg:y1="4.607cm" svg:x2="7.249cm" svg:y2="6.18cm" draw:start-shape="id1" draw:start-glue-point="6" draw:end-shape="id3" draw:end-glue-point="4" svg:d="m8087 4607-838 1573">
          <text:p/>
        </draw:connector>
        <draw:custom-shape draw:style-name="NickText" xml:id="id4" draw:id="id4" draw:layer="layout" svg:width="1.067cm" svg:height="1.067cm" svg:x="8.52cm" svg:y="8.185cm">
          <text:p>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7.249cm" svg:y1="7.247cm" svg:x2="9.053cm" svg:y2="8.185cm" draw:start-shape="id3" draw:start-glue-point="6" draw:end-shape="id4" svg:d="m7249 7247 1804 938">
          <text:p/>
        </draw:connector>
        <draw:custom-shape draw:style-name="gr1" draw:text-style-name="P2" draw:layer="layout" svg:width="7.62cm" svg:height="8.052cm" svg:x="16.34cm" svg:y="2.338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6.137cm" svg:y="2.135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5.934cm" svg:y="1.932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5.731cm" svg:y="1.729cm">
          <text:p text:style-name="P1"><text:span text:style-name="T1">Native Thread Stacks </text:span><text:span text:style-name="T3">(one per thread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6.885cm" svg:height="1.067cm" svg:x="16.105cm" svg:y="3.54cm">
          <text:p text:style-name="P1"><text:span text:style-name="T4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6.106cm" svg:y="3.541cm">
          <text:p><text:span text:style-name="T5">poi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5" draw:id="id5" draw:layer="layout" svg:width="6.885cm" svg:height="1.067cm" svg:x="16.106cm" svg:y="4.608cm">
          <text:p text:style-name="P1"><text:span text:style-name="T6">poi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6.106cm" svg:y="5.675cm">
          <text:p text:style-name="P1"><text:span text:style-name="T6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6.106cm" svg:y="6.742cm">
          <text:p text:style-name="P1"><text:span text:style-name="T6">struc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6.106cm" svg:y="7.809cm">
          <text:p><text:span text:style-name="T5">struc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line-skew="-1.757cm" svg:x1="16.106cm" svg:y1="5.142cm" svg:x2="16.113cm" svg:y2="8.342cm" draw:start-shape="id5" draw:start-glue-point="5" draw:end-shape="id6" draw:end-glue-point="5" svg:d="m16106 5142h-1771v3200h1778">
          <text:p/>
        </draw:connector>
        <draw:custom-shape draw:style-name="NickText" xml:id="id16" draw:id="id16" draw:layer="layout" svg:width="1.067cm" svg:height="1.067cm" svg:x="16.113cm" svg:y="3.5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6.113cm" svg:y="4.60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6.113cm" svg:y="5.674cm">
          <text:p>4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xml:id="id15" draw:id="id15" draw:layer="layout" svg:width="1.067cm" svg:height="1.067cm" svg:x="16.113cm" svg:y="6.741cm">
          <text:p>f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xml:id="id6" draw:id="id6" draw:layer="layout" svg:width="1.067cm" svg:height="1.067cm" svg:x="16.113cm" svg:y="7.808cm">
          <text:p>g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6.08cm" svg:y="11.269cm">
          <text:p text:style-name="P1"><text:span text:style-name="T1">Java He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xml:id="id7" draw:id="id7" draw:layer="layout" svg:width="1.067cm" svg:height="1.067cm" svg:x="7.553cm" svg:y="12.971cm">
          <text:p>a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xml:id="id8" draw:id="id8" draw:layer="layout" svg:width="1.067cm" svg:height="1.067cm" svg:x="8.523cm" svg:y="15.511cm">
          <text:p>c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8.087cm" svg:y1="14.038cm" svg:x2="9.057cm" svg:y2="15.511cm" draw:start-shape="id7" draw:start-glue-point="6" draw:end-shape="id8" draw:end-glue-point="4" svg:d="m8087 14038 970 1473">
          <text:p/>
        </draw:connector>
        <draw:custom-shape draw:style-name="gr4" xml:id="id14" draw:id="id14" draw:layer="layout" svg:width="1.067cm" svg:height="1.067cm" svg:x="11.602cm" svg:y="14.832cm">
          <text:p>g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xml:id="id9" draw:id="id9" draw:layer="layout" svg:width="1.067cm" svg:height="1.067cm" svg:x="6.715cm" svg:y="15.511cm">
          <text:p>b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8.087cm" svg:y1="14.038cm" svg:x2="7.249cm" svg:y2="15.511cm" draw:start-shape="id7" draw:start-glue-point="6" draw:end-shape="id9" draw:end-glue-point="4" svg:d="m8087 14038-838 1473">
          <text:p/>
        </draw:connector>
        <draw:custom-shape draw:style-name="gr4" xml:id="id12" draw:id="id12" draw:layer="layout" svg:width="1.067cm" svg:height="1.067cm" svg:x="11.633cm" svg:y="17.619cm">
          <text:p>f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xml:id="id10" draw:id="id10" draw:layer="layout" svg:width="1.067cm" svg:height="1.067cm" svg:x="6.715cm" svg:y="17.619cm">
          <text:p>d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xml:id="id11" draw:id="id11" draw:layer="layout" svg:width="1.067cm" svg:height="1.067cm" svg:x="8.52cm" svg:y="17.616cm">
          <text:p>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7.249cm" svg:y1="16.578cm" svg:x2="7.248cm" svg:y2="17.619cm" draw:start-shape="id9" draw:start-glue-point="6" draw:end-shape="id10" draw:end-glue-point="0" svg:d="m7249 16578-1 1041">
          <text:p/>
        </draw:connector>
        <draw:connector draw:style-name="NickLine" draw:layer="layout" draw:type="line" svg:x1="7.249cm" svg:y1="16.578cm" svg:x2="9.053cm" svg:y2="17.616cm" draw:start-shape="id9" draw:start-glue-point="6" draw:end-shape="id11" svg:d="m7249 16578 1804 1038">
          <text:p/>
        </draw:connector>
        <draw:connector draw:style-name="NickLine" draw:layer="layout" draw:type="line" svg:x1="9.587cm" svg:y1="18.15cm" svg:x2="11.633cm" svg:y2="18.153cm" draw:start-shape="id11" draw:start-glue-point="7" draw:end-shape="id12" draw:end-glue-point="5" svg:d="m9587 18150 2046 3">
          <text:p/>
        </draw:connector>
        <draw:custom-shape draw:style-name="gr1" draw:text-style-name="P2" draw:layer="layout" svg:width="7.62cm" svg:height="8.052cm" svg:x="16.34cm" svg:y="11.769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6.137cm" svg:y="11.566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5.934cm" svg:y="11.363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5.731cm" svg:y="11.16cm">
          <text:p text:style-name="P1"><text:span text:style-name="T1">Java Thread Stacks </text:span><text:span text:style-name="T3">(one per thread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6.885cm" svg:height="1.067cm" svg:x="16.105cm" svg:y="12.971cm">
          <text:p text:style-name="P1"><text:span text:style-name="T4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6.106cm" svg:y="12.972cm">
          <text:p><text:span text:style-name="T5">poi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13" draw:id="id13" draw:layer="layout" svg:width="6.885cm" svg:height="1.067cm" svg:x="16.106cm" svg:y="14.039cm">
          <text:p text:style-name="P1"><text:span text:style-name="T6">poi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6.106cm" svg:y="15.106cm">
          <text:p text:style-name="P1"><text:span text:style-name="T6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16.106cm" svg:y1="14.573cm" svg:x2="12.669cm" svg:y2="15.365cm" draw:start-shape="id13" draw:start-glue-point="5" draw:end-shape="id14" draw:end-glue-point="1" svg:d="m16106 14573-3437 792">
          <text:p/>
        </draw:connector>
        <draw:custom-shape draw:style-name="NickText" xml:id="id17" draw:id="id17" draw:layer="layout" svg:width="1.067cm" svg:height="1.067cm" svg:x="16.113cm" svg:y="12.97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6.113cm" svg:y="14.03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6.113cm" svg:y="15.105cm">
          <text:p>4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7.554cm" svg:y="12.97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6.715cm" svg:y="15.51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11.602cm" svg:y="14.83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11.633cm" svg:y="17.61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8.516cm" svg:y="15.51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8.517cm" svg:y="17.61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6.718cm" svg:y="17.61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6" draw:text-style-name="P6" draw:layer="layout" svg:x1="24.292cm" svg:y1="11.77cm" svg:x2="24.292cm" svg:y2="19.822cm">
          <text:p/>
        </draw:line>
        <draw:frame draw:style-name="gr7" draw:text-style-name="P8" draw:layer="layout" svg:width="2.82cm" svg:height="1.268cm" svg:x="24.12cm" svg:y="15.082cm">
          <draw:text-box>
            <text:p text:style-name="P7"><text:span text:style-name="T7">command-line:</text:span></text:p>
            <text:p><text:span text:style-name="T8">-oss</text:span></text:p>
          </draw:text-box>
        </draw:frame>
        <draw:connector draw:style-name="NickLine" draw:layer="layout" draw:type="line" svg:x1="9.587cm" svg:y1="8.719cm" svg:x2="16.113cm" svg:y2="7.275cm" draw:start-shape="id4" draw:start-glue-point="7" draw:end-shape="id15" draw:end-glue-point="5" svg:d="m9587 8719 6526-1444">
          <text:p/>
        </draw:connector>
        <draw:line draw:style-name="gr6" draw:text-style-name="P6" draw:layer="layout" svg:x1="6.08cm" svg:y1="19.65cm" svg:x2="13.7cm" svg:y2="19.65cm">
          <text:p/>
        </draw:line>
        <draw:frame draw:style-name="gr7" draw:text-style-name="P8" draw:layer="layout" svg:width="5.08cm" svg:height="0.984cm" svg:x="7.35cm" svg:y="19.515cm">
          <draw:text-box>
            <text:p text:style-name="P9"><text:span text:style-name="T7">command-line: </text:span><text:span text:style-name="T9">-Xmx</text:span></text:p>
          </draw:text-box>
        </draw:frame>
        <draw:line draw:style-name="gr6" draw:text-style-name="P6" draw:layer="layout" svg:x1="24.292cm" svg:y1="2.312cm" svg:x2="24.292cm" svg:y2="10.364cm">
          <text:p/>
        </draw:line>
        <draw:frame draw:style-name="gr7" draw:text-style-name="P8" draw:layer="layout" svg:width="2.82cm" svg:height="1.268cm" svg:x="24.12cm" svg:y="5.624cm">
          <draw:text-box>
            <text:p text:style-name="P7"><text:span text:style-name="T7">command-line:</text:span></text:p>
            <text:p><text:span text:style-name="T10">-ss</text:span></text:p>
          </draw:text-box>
        </draw:frame>
        <draw:connector draw:style-name="NickLine" draw:layer="layout" draw:type="line" svg:x1="16.113cm" svg:y1="4.074cm" svg:x2="8.62cm" svg:y2="4.073cm" draw:start-shape="id16" draw:start-glue-point="5" draw:end-shape="id1" svg:d="m16113 4074-7493-1">
          <text:p/>
        </draw:connector>
        <draw:connector draw:style-name="NickLine" draw:layer="layout" draw:type="line" svg:x1="16.113cm" svg:y1="13.505cm" svg:x2="8.62cm" svg:y2="13.505cm" draw:start-shape="id17" draw:start-glue-point="5" draw:end-shape="id7" draw:end-glue-point="7" svg:d="m16113 13505h-7493">
          <text:p/>
        </draw:connector>
        <draw:custom-shape draw:style-name="NickText" draw:layer="layout" svg:width="1.067cm" svg:height="1.067cm" svg:x="6.715cm" svg:y="7.247cm">
          <text:p>d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8" draw:text-style-name="P9" draw:layer="layout" svg:x1="6.715cm" svg:y1="7.25cm" svg:x2="7.782cm" svg:y2="7.25cm">
          <text:p/>
        </draw:line>
      </draw:page>
      <draw:page draw:name="page2" draw:style-name="dp1" draw:master-page-name="Default">
        <draw:custom-shape draw:style-name="gr1" draw:text-style-name="P2" draw:layer="layout" svg:width="7.62cm" svg:height="4.978cm" svg:x="15.605cm" svg:y="11.262cm">
          <text:p text:style-name="P1"><text:span text:style-name="T1">JIT Co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layer="layout" svg:width="3.04cm" svg:height="2.74cm" svg:x="15.975cm" svg:y="12.865cm">
          <text:p>class X</text:p>
          <text:p><text:span text:style-name="T11"/></text:p>
          <text:p><text:span text:style-name="T12">JIT metadata</text:span></text:p>
          <text:p><text:span text:style-name="T13"/></text:p>
          <text:p><text:span text:style-name="T14">compiled co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0" draw:text-style-name="P9" draw:layer="layout" svg:x1="15.986cm" svg:y1="13.758cm" svg:x2="19.034cm" svg:y2="13.758cm">
          <text:p/>
        </draw:line>
        <draw:custom-shape draw:style-name="gr9" draw:layer="layout" svg:width="3.04cm" svg:height="2.74cm" svg:x="19.731cm" svg:y="12.865cm">
          <text:p>class Y</text:p>
          <text:p><text:span text:style-name="T11"/></text:p>
          <text:p><text:span text:style-name="T12">JIT metadata</text:span></text:p>
          <text:p><text:span text:style-name="T13"/></text:p>
          <text:p><text:span text:style-name="T14">compiled co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0" draw:text-style-name="P9" draw:layer="layout" svg:x1="19.742cm" svg:y1="13.758cm" svg:x2="22.79cm" svg:y2="13.758cm">
          <text:p/>
        </draw:line>
        <draw:custom-shape draw:style-name="gr1" draw:text-style-name="P2" draw:layer="layout" svg:width="7.62cm" svg:height="4.978cm" svg:x="6.305cm" svg:y="11.262cm">
          <text:p text:style-name="P1"><text:span text:style-name="T1">Class Memo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layer="layout" svg:width="3.04cm" svg:height="2.74cm" svg:x="6.675cm" svg:y="12.865cm">
          <text:p>class X</text:p>
          <text:p><text:span text:style-name="T11"/></text:p>
          <text:p><text:span text:style-name="T14">class metadata</text:span></text:p>
          <text:p><text:span text:style-name="T13"/></text:p>
          <text:p><text:span text:style-name="T14">byte co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0" draw:text-style-name="P9" draw:layer="layout" svg:x1="6.686cm" svg:y1="13.758cm" svg:x2="9.734cm" svg:y2="13.758cm">
          <text:p/>
        </draw:line>
        <draw:custom-shape draw:style-name="gr9" draw:layer="layout" svg:width="3.04cm" svg:height="2.74cm" svg:x="10.431cm" svg:y="12.865cm">
          <text:p>class Y</text:p>
          <text:p><text:span text:style-name="T11"/></text:p>
          <text:p><text:span text:style-name="T14">class metadata</text:span></text:p>
          <text:p><text:span text:style-name="T13"/></text:p>
          <text:p><text:span text:style-name="T14">byte co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0" draw:text-style-name="P9" draw:layer="layout" svg:x1="10.442cm" svg:y1="13.758cm" svg:x2="13.49cm" svg:y2="13.758cm">
          <text:p/>
        </draw:line>
      </draw:page>
      <draw:page draw:name="page3" draw:style-name="dp1" draw:master-page-name="Default">
        <draw:custom-shape draw:style-name="gr1" draw:text-style-name="P2" draw:layer="layout" svg:width="7.62cm" svg:height="8.052cm" svg:x="12.719cm" svg:y="6.054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2.516cm" svg:y="5.851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2.313cm" svg:y="5.648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2.11cm" svg:y="5.445cm">
          <text:p text:style-name="P1"><text:span text:style-name="T1"><text:s/></text:span><text:span text:style-name="T1">Thread Stac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6.885cm" svg:height="1.067cm" svg:x="12.484cm" svg:y="7.256cm">
          <text:p text:style-name="P1"><text:span text:style-name="T4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6.885cm" svg:height="1.067cm" svg:x="12.485cm" svg:y="7.257cm">
          <text:p><text:span text:style-name="T5">pointer to the he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2.485cm" svg:y="8.324cm">
          <text:p><text:span text:style-name="T15">pointer to the he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2.485cm" svg:y="9.391cm">
          <text:p text:style-name="P1"><text:span text:style-name="T6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2.492cm" svg:y="7.25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2.492cm" svg:y="8.32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2.492cm" svg:y="9.39cm">
          <text:p>4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6" draw:text-style-name="P6" draw:layer="layout" svg:x1="11.849cm" svg:y1="7.296cm" svg:x2="11.849cm" svg:y2="10.496cm">
          <text:p/>
        </draw:line>
        <draw:frame draw:style-name="gr11" draw:text-style-name="P11" draw:layer="layout" svg:width="1.905cm" svg:height="1.141cm" svg:x="10.525cm" svg:y="8.268cm">
          <draw:text-box>
            <text:p><text:span text:style-name="T16">Stack Frame</text:span></text:p>
          </draw:text-box>
        </draw:frame>
        <draw:custom-shape draw:style-name="gr3" draw:text-style-name="P5" draw:layer="layout" svg:width="6.885cm" svg:height="1.067cm" svg:x="12.486cm" svg:y="10.678cm">
          <text:p text:style-name="P1"><text:span text:style-name="T6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2.486cm" svg:y="11.745cm">
          <text:p text:style-name="P1"><text:span text:style-name="T6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2.493cm" svg:y="10.677cm">
          <text:p>3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2.493cm" svg:y="11.744cm">
          <text:p>0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6" draw:text-style-name="P6" draw:layer="layout" svg:x1="11.85cm" svg:y1="10.604cm" svg:x2="11.85cm" svg:y2="12.738cm">
          <text:p/>
        </draw:line>
        <draw:frame draw:style-name="gr11" draw:text-style-name="P11" draw:layer="layout" svg:width="1.905cm" svg:height="1.141cm" svg:x="10.526cm" svg:y="11.043cm">
          <draw:text-box>
            <text:p><text:span text:style-name="T16">Stack Frame</text:span></text:p>
          </draw:text-box>
        </draw:frame>
        <draw:frame draw:style-name="gr12" draw:text-style-name="P12" draw:layer="layout" svg:width="2.675cm" svg:height="1.377cm" svg:x="22.109cm" svg:y="9.525cm">
          <draw:text-box>
            <text:p><text:span text:style-name="T17">one stack</text:span></text:p>
            <text:p><text:span text:style-name="T17">per thread</text:span></text:p>
          </draw:text-box>
        </draw:frame>
        <draw:line draw:style-name="gr13" draw:text-style-name="P9" draw:layer="layout" svg:x1="22.244cm" svg:y1="9.89cm" svg:x2="19.704cm" svg:y2="7.985cm">
          <text:p/>
        </draw:line>
        <draw:line draw:style-name="gr13" draw:text-style-name="P9" draw:layer="layout" svg:x1="22.244cm" svg:y1="9.89cm" svg:x2="19.958cm" svg:y2="9.255cm">
          <text:p/>
        </draw:line>
        <draw:line draw:style-name="gr13" draw:text-style-name="P9" draw:layer="layout" svg:x1="22.244cm" svg:y1="9.89cm" svg:x2="20.339cm" svg:y2="10.576cm">
          <text:p/>
        </draw:line>
        <draw:frame draw:style-name="gr12" draw:text-style-name="P12" draw:layer="layout" svg:width="2.675cm" svg:height="1.94cm" svg:x="6.415cm" svg:y="9.148cm">
          <draw:text-box>
            <text:p><text:span text:style-name="T17">one frame</text:span></text:p>
            <text:p><text:span text:style-name="T17">per active</text:span></text:p>
            <text:p><text:span text:style-name="T17">invocation</text:span></text:p>
          </draw:text-box>
        </draw:frame>
        <draw:line draw:style-name="gr13" draw:text-style-name="P9" draw:layer="layout" svg:x1="8.62cm" svg:y1="9.89cm" svg:x2="10.425cm" svg:y2="8.82cm">
          <text:p/>
        </draw:line>
        <draw:line draw:style-name="gr13" draw:text-style-name="P9" draw:layer="layout" svg:x1="8.62cm" svg:y1="9.89cm" svg:x2="10.525cm" svg:y2="11.795cm">
          <text:p/>
        </draw:line>
        <draw:line draw:style-name="gr13" draw:text-style-name="P9" draw:layer="layout" svg:x1="22.235cm" svg:y1="9.915cm" svg:x2="20.101cm" svg:y2="9.89cm">
          <text:p/>
        </draw:line>
      </draw:page>
      <draw:page draw:name="page4" draw:style-name="dp1" draw:master-page-name="Default">
        <draw:rect draw:style-name="gr14" draw:text-style-name="P13" xml:id="id23" draw:id="id23" draw:layer="layout" svg:width="8.255cm" svg:height="8.025cm" svg:x="7.985cm" svg:y="8.215cm">
          <text:p><text:span text:style-name="T18">Unit cost: 100 bytes</text:span></text:p>
          <text:p><text:span text:style-name="T18">Bloat factor 60%</text:span></text:p>
        </draw:rect>
        <draw:custom-shape draw:style-name="NickECBox" xml:id="id22" draw:id="id22" draw:layer="layout" svg:width="6.169cm" svg:height="3.24cm" svg:x="9.028cm" svg:y="2.905cm">
          <text:p><text:span text:style-name="T19">HashSet</text:span></text:p>
          <text:p><text:span text:style-name="T20"/></text:p>
          <text:p><text:span text:style-name="T18">Fixed: 64 bytes</text:span></text:p>
          <text:p><text:span text:style-name="T18">Variable: 48 bytes</text:span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g>
          <draw:custom-shape draw:style-name="NickBox" xml:id="id18" draw:id="id18" draw:layer="layout" svg:width="1.067cm" svg:height="1.067cm" svg:x="11.513cm" svg:y="8.553cm">
            <text:p>a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NickText" xml:id="id19" draw:id="id19" draw:layer="layout" svg:width="1.067cm" svg:height="1.067cm" svg:x="12.483cm" svg:y="11.093cm">
            <text:p>c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NickLine" draw:layer="layout" draw:type="line" svg:x1="12.047cm" svg:y1="9.62cm" svg:x2="13.017cm" svg:y2="11.093cm" draw:start-shape="id18" draw:start-glue-point="6" draw:end-shape="id19" draw:end-glue-point="4" svg:d="m12047 9620 970 1473">
            <text:p/>
          </draw:connector>
          <draw:custom-shape draw:style-name="NickText" xml:id="id20" draw:id="id20" draw:layer="layout" svg:width="1.067cm" svg:height="1.067cm" svg:x="10.675cm" svg:y="11.193cm">
            <text:p>b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NickLine" draw:layer="layout" draw:type="line" svg:x1="12.047cm" svg:y1="9.62cm" svg:x2="11.209cm" svg:y2="11.193cm" draw:start-shape="id18" draw:start-glue-point="6" draw:end-shape="id20" draw:end-glue-point="4" svg:d="m12047 9620-838 1573">
            <text:p/>
          </draw:connector>
          <draw:custom-shape draw:style-name="NickText" xml:id="id21" draw:id="id21" draw:layer="layout" svg:width="1.067cm" svg:height="1.067cm" svg:x="12.48cm" svg:y="13.198cm">
            <text:p>d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NickLine" draw:layer="layout" draw:type="line" svg:x1="11.209cm" svg:y1="12.26cm" svg:x2="13.013cm" svg:y2="13.198cm" draw:start-shape="id20" draw:start-glue-point="6" draw:end-shape="id21" svg:d="m11209 12260 1804 938">
            <text:p/>
          </draw:connector>
        </draw:g>
        <draw:connector draw:style-name="gr15" draw:layer="layout" draw:type="line" svg:x1="12.113cm" svg:y1="6.145cm" svg:x2="12.112cm" svg:y2="8.215cm" draw:start-shape="id22" draw:start-glue-point="7" draw:end-shape="id23" draw:end-glue-point="0" svg:d="m12113 6145-1 2070">
          <text:p>N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ickLine" style:family="graphic" style:parent-style-name="standard">
      <style:graphic-properties draw:stroke="solid" svg:stroke-width="0.035cm" svg:stroke-color="#4c4c4c" draw:marker-end="Arrow" draw:marker-end-width="0.406cm" draw:marker-end-center="false" draw:stroke-linejoin="miter" draw:fill="none" draw:fill-color="#ffffff" draw:textarea-horizontal-align="left" draw:textarea-vertical-align="middle" draw:auto-grow-height="false" fo:padding-top="0.105cm" fo:padding-bottom="0.105cm" fo:padding-left="0.105cm" fo:padding-right="0.105cm" fo:wrap-option="wrap" draw:shadow="hidden" draw:start-line-spacing-horizontal="0cm" draw:start-line-spacing-vertical="0cm" draw:end-line-spacing-horizontal="0cm" draw:end-line-spacing-vertical="0cm"/>
      <style:paragraph-properties fo:text-align="center" style:writing-mode="lr-tb"/>
      <style:text-properties fo:font-size="16pt"/>
    </style:style>
    <style:style style:name="NickText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4c4c4c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>
        <text:list-style style:name="NickTex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true">
        <style:tab-stops/>
      </style:paragraph-properties>
      <style:text-properties fo:color="#e6e6e6" style:text-outline="false" style:text-line-through-style="none" style:text-position="0% 100%" fo:font-family="'Gill Sans'" style:font-family-generic="swiss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NickBox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4c4c4c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/>
      <style:paragraph-properties style:writing-mode="lr-tb" style:font-independent-line-spacing="true"/>
      <style:text-properties fo:color="#e6e6e6" fo:font-family="'Gill Sans'" style:font-family-generic="swiss" style:font-pitch="variable" fo:font-size="16pt"/>
    </style:style>
    <style:style style:name="NickECBox" style:family="graphic" style:parent-style-name="NickBox">
      <style:graphic-properties draw:fill="solid" draw:fill-color="#b3b3b3"/>
      <style:paragraph-properties fo:text-align="center"/>
      <style:text-properties fo:color="#000000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22T09:01:00</meta:creation-date>
    <dc:date>2011-05-04T13:43:01</dc:date>
    <meta:editing-duration>P2DT17H8M31S</meta:editing-duration>
    <meta:editing-cycles>37</meta:editing-cycles>
    <meta:generator>OpenOffice.org/3.3$Unix OpenOffice.org_project/330m20$Build-9567</meta:generator>
    <meta:document-statistic meta:object-count="115"/>
  </office:meta>
</office:document-meta>
</file>